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4327" officeooo:paragraph-rsid="000a4327"/>
    </style:style>
    <style:style style:name="P2" style:family="paragraph" style:parent-style-name="Standard">
      <style:text-properties officeooo:rsid="000bc17b" officeooo:paragraph-rsid="000bc17b"/>
    </style:style>
    <style:style style:name="P3" style:family="paragraph" style:parent-style-name="Standard">
      <style:text-properties officeooo:rsid="000c1704" officeooo:paragraph-rsid="000c1704"/>
    </style:style>
    <style:style style:name="P4" style:family="paragraph" style:parent-style-name="Standard">
      <style:text-properties officeooo:rsid="000dfb4a" officeooo:paragraph-rsid="000dfb4a"/>
    </style:style>
    <style:style style:name="P5" style:family="paragraph" style:parent-style-name="Standard">
      <style:text-properties officeooo:rsid="000e1a43" officeooo:paragraph-rsid="000e1a43"/>
    </style:style>
    <style:style style:name="T1" style:family="text">
      <style:text-properties officeooo:rsid="000bc17b"/>
    </style:style>
    <style:style style:name="T2" style:family="text">
      <style:text-properties officeooo:rsid="000dfb4a"/>
    </style:style>
    <style:style style:name="T3" style:family="text">
      <style:text-properties officeooo:rsid="000e1a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Image Recognition <text:span text:style-name="T1">Of Chemical Gardens</text:span></text:p>
      <text:p text:style-name="P1"/>
      <text:p text:style-name="P1"/>
      <text:p text:style-name="P2">Abstract:</text:p>
      <text:p text:style-name="P2"/>
      <text:p text:style-name="P3">Although people can easily recognize shapes, <text:span text:style-name="T3">reliable </text:span>computer based recognition of <text:span text:style-name="T3">even simple 2-d shapes is unavailable</text:span>.</text:p>
      <text:p text:style-name="P3"/>
      <text:p text:style-name="P3">Here we present a 2-d shape recognition technique that will categorize shapes using a machine learning program called a support vector machine (SVM).</text:p>
      <text:p text:style-name="P3"/>
      <text:p text:style-name="P3">Our method is to first extract a 2-d set of points of the shape and simplify the image. Then, using the simplified image we insert circles until a threshold is met to create the internal structure of the shape. <text:span text:style-name="T2">W</text:span>e measure several features of <text:span text:style-name="T2">both the internal structure and the outer structure.</text:span></text:p>
      <text:p text:style-name="P3"/>
      <text:p text:style-name="P4">These features which include modularity, network diameter, average degree, average edge length, number of circles, average angle between adjacent skeleton edges, bounding hull area, hull length, shape length, and shape area are all inserted as data into the SVM which will plot the feature on a multi-dimensional space and group similar feature sets together.</text:p>
      <text:p text:style-name="P4"/>
      <text:p text:style-name="P4">Although our method will only work for 2-d images, we believe that this technique has potential to be able to <text:span text:style-name="T3">correctly recognize all shapes with a greater accuracy than any method before.</text:span></text:p>
      <text:p text:style-name="P5">(may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22:46:50.690001733</meta:creation-date>
    <dc:date>2016-03-31T23:54:36.294948148</dc:date>
    <meta:editing-duration>PT5M4S</meta:editing-duration>
    <meta:editing-cycles>1</meta:editing-cycles>
    <meta:document-statistic meta:table-count="0" meta:image-count="0" meta:object-count="0" meta:page-count="1" meta:paragraph-count="8" meta:word-count="186" meta:character-count="1172" meta:non-whitespace-character-count="994"/>
    <meta:generator>LibreOffice/4.2.8.2$Linux_X86_64 LibreOffice_project/420m0$Build-2</meta:generator>
  </office:meta>
</office:document-meta>
</file>